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301" officeooo:paragraph-rsid="00073301"/>
    </style:style>
    <style:style style:name="P2" style:family="paragraph" style:parent-style-name="Standard">
      <style:paragraph-properties fo:text-align="start" style:justify-single-word="false"/>
      <style:text-properties officeooo:rsid="00073301" officeooo:paragraph-rsid="00073301"/>
    </style:style>
    <style:style style:name="P3" style:family="paragraph" style:parent-style-name="Standard">
      <style:paragraph-properties fo:text-align="start" style:justify-single-word="false"/>
      <style:text-properties officeooo:rsid="00091b3f" officeooo:paragraph-rsid="00091b3f"/>
    </style:style>
    <style:style style:name="T1" style:family="text">
      <style:text-properties officeooo:rsid="00083254"/>
    </style:style>
    <style:style style:name="T2" style:family="text">
      <style:text-properties officeooo:rsid="000918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quette « <text:span text:style-name="T2">Ila Yoga</text:span> » </text:p>
      <text:p text:style-name="P1"/>
      <text:p text:style-name="P1"/>
      <text:p text:style-name="P2"/>
      <text:p text:style-name="P3">Utilisation des tableaux et des formul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24:27.391000000</meta:creation-date>
    <dc:date>2018-03-26T21:44:10.435000000</dc:date>
    <meta:editing-duration>PT9M4S</meta:editing-duration>
    <meta:editing-cycles>3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2" meta:word-count="11" meta:character-count="66" meta:non-whitespace-character-count="56"/>
  </office:meta>
</office:document-meta>
</file>